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o resume this session: gemini --resume 48fed642-8f28-4933-aea0-af36e8c0d88b 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7T18:15:55.042927327</meta:creation-date>
    <dc:date>2026-03-27T18:16:10.385813342</dc:date>
    <meta:editing-duration>PT15S</meta:editing-duration>
    <meta:editing-cycles>1</meta:editing-cycles>
    <meta:document-statistic meta:table-count="0" meta:image-count="0" meta:object-count="0" meta:page-count="1" meta:paragraph-count="1" meta:word-count="8" meta:character-count="78" meta:non-whitespace-character-count="70"/>
    <meta:generator>LibreOffice/24.2.7.2$Linux_X86_64 LibreOffice_project/420$Build-2</meta:generator>
  </office:meta>
</office:document-meta>
</file>